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02cm" fo:margin-bottom="0.102cm" fo:text-align="center" style:justify-single-word="false"/>
      <style:text-properties fo:font-weight="bold" style:font-weight-asian="bold" style:font-weight-complex="bold"/>
    </style:style>
    <style:style style:name="P2" style:family="paragraph" style:parent-style-name="Standard">
      <style:paragraph-properties fo:margin-top="0.102cm" fo:margin-bottom="0.102cm" fo:text-align="justify" style:justify-single-word="false"/>
      <style:text-properties fo:font-weight="bold" style:font-weight-asian="bold" style:font-weight-complex="bold"/>
    </style:style>
    <style:style style:name="P3" style:family="paragraph" style:parent-style-name="Standard">
      <style:paragraph-properties fo:margin-top="0.102cm" fo:margin-bottom="0.102cm" fo:text-align="justify" style:justify-single-word="false"/>
      <style:text-properties fo:font-style="normal" fo:font-weight="bold" style:font-style-asian="normal" style:font-weight-asian="bold" style:font-style-complex="normal" style:font-weight-complex="bold"/>
    </style:style>
    <style:style style:name="P4" style:family="paragraph" style:parent-style-name="Standard" style:list-style-name="L1">
      <style:paragraph-properties fo:margin-top="0.102cm" fo:margin-bottom="0.102cm"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margin-top="0.102cm" fo:margin-bottom="0.102cm"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list-style-name="L1">
      <style:paragraph-properties fo:margin-top="0.102cm" fo:margin-bottom="0.102cm"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list-style-name="L2">
      <style:paragraph-properties fo:margin-top="0.102cm" fo:margin-bottom="0.102cm" fo:text-align="justify" style:justify-single-word="false"/>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ches biblio</text:p>
      <text:p text:style-name="P1"/>
      <text:p text:style-name="P2">Howard Becker, <text:span text:style-name="T1">Les mondes de l'art</text:span></text:p>
      <text:p text:style-name="P3">Chapitre 11 : La réputation</text:p>
      <text:p text:style-name="P5">Dernier chapitre → analyse de la réputation comme processus social pour récapituler les développements proposés dans son livre. </text:p>
      <text:p text:style-name="P5"/>
      <text:list xml:id="list339220371997492550" text:style-name="L1">
        <text:list-item>
          <text:p text:style-name="P4">La réputation comme processus social</text:p>
        </text:list-item>
      </text:list>
      <text:p text:style-name="P5">activités solidaires qui font et défont les réputations d'oeuvres, artistes, mouvements, genres et disciplines. </text:p>
      <text:list xml:id="list30452007" text:continue-numbering="true" text:style-name="L1">
        <text:list-item>
          <text:list>
            <text:list-item>
              <text:p text:style-name="P6">La théorie de la réputation</text:p>
            </text:list-item>
          </text:list>
        </text:list-item>
      </text:list>
      <text:p text:style-name="P5">Théorie qui n'est possible que dans le cadre d'une conception strictement individualiste de l'art et de la création, car singularité de l'artiste n'a pas toujours été reconnue : importance de la Renaissance (apparition des arts « libéraux ») et de la révolution industrielle (opposition entre produit industrielle et produit artistique).</text:p>
      <text:p text:style-name="P5">5 postulats :</text:p>
      <text:list xml:id="list2343460195882691972" text:style-name="L2">
        <text:list-item>
          <text:p text:style-name="P7">artistes = gens qui possèdent des dons particuliers. Si certaines œuvres ont de la valeur, c'est parce que leurs artistes sont des gens hors du commun, nombre limité de telles personnes. (Raymonde Moulin : depuis Marcel Duchamp, l'artiste prime, et tout ce qu'il fait est automatiquement de l'art). </text:p>
        </text:list-item>
        <text:list-item>
          <text:p text:style-name="P7">œuvres des grands artistes sont exceptionnellement belles et profondes. Respect des conventions = montrer sa compétence, mais extraordinaire = modifier ou inventer d'autres conventions grâce à leurs dons. </text:p>
        </text:list-item>
        <text:list-item>
          <text:p text:style-name="P7">ils expriment des émotions humaines et de valeurs culturelles essentielles : débat qui oppose l'importance d'être fidèles à la réalité en nous confrontant à des problèmes philosophiques essentiels // façons nouvelles d'aborder des problèmes traditionnels. → critère d'excellence = contingent</text:p>
        </text:list-item>
        <text:list-item>
          <text:p text:style-name="P7">qualités de l’œuvre = preuves du talent de l'auteur, et grand artiste = œuvre de qualité. c. Effet Matthew (Merton)</text:p>
        </text:list-item>
        <text:list-item>
          <text:p text:style-name="P7">réputation doit prendre en compte la totalité de la production d'un artiste et elle seule. Problème de l'attribution et de l'authenticité → il faut établir un inventaire précis de toutes les œuvres, mais comment déceler les plagiats, et comment gérer le fait que les artistes font souvent un tri dans leur production ? Œuvres « commerciales » vs. « personnelles ». </text:p>
        </text:list-item>
      </text:list>
      <text:list xml:id="list30447494" text:continue-list="list30452007" text:style-name="L1">
        <text:list-item>
          <text:list>
            <text:list-item>
              <text:p text:style-name="P6">Les niveaux de réputation</text:p>
            </text:list-item>
          </text:list>
        </text:list-item>
      </text:list>
      <text:p text:style-name="P5">Réputation des œuvres : appréciation sur la façon dont elles ont « résolu des problèmes, exploité des possibilités et surmonté des contraintes ». Appréciation basée sur la comparaison à d'autres œuvres. </text:p>
      <text:p text:style-name="P5">Réputation des mouvements : dépend de l'importance des créations et des artistes qui lui appartiennent. </text:p>
      <text:p text:style-name="P5">Réputation des genres : cf. hiérarchisation des genres littéraires par Aristote, et nouvelle théorisation par Boileau. Genres plus ou moins propres à exprimer les sentiments et émotions nobles. </text:p>
      <text:p text:style-name="P5">Réputation des disciplines : l'Art vs. les arts décoratifs, mineurs, traditionnels ou populaires, et les formes d'expression sans dénomination. Réputation de la discipline influence l'importance relative des œuvres qui peuvent voir le jour. </text:p>
      <text:p text:style-name="P5"><text:soft-page-break/>Réputations dans les mondes de l'art reposent sur un consensus, donc sont contingentes. </text:p>
      <text:list xml:id="list30465180" text:continue-numbering="true" text:style-name="L1">
        <text:list-item>
          <text:list>
            <text:list-item>
              <text:p text:style-name="P6">Réputation et monde de l'art</text:p>
            </text:list-item>
          </text:list>
        </text:list-item>
      </text:list>
      <text:p text:style-name="P5">Réputations découlent de l'activité collective des mondes de l'art. Esthètes et critiques déterminent les critères qui permettent de reconnaître le grand art (donc établissent une théorie de l'art) → définissent les jugements autorisés. Authenticité et originalité, cautions de rareté et de qualité. Acteurs de la distribution définissent les normes du « distribuable » (contraintes matérielles).</text:p>
      <text:p text:style-name="P5">« Tout ce qui participe à la réputation des œuvres a une influence directe ou indirecte sur les réputations ». → façonne le contexte de réalisation, détermine « l'éventai des démarches artistiques qui s'offre à l'artiste ». Mondes qui créent les conditions favorables à tel ou tel succès, mais pas à tel autre. </text:p>
      <text:p text:style-name="P5">Dimensions variables des mondes de l'art : pour critiquer un artiste et toute son œuvre, on devrait être en condition d'information parfaite → avoir accès à toutes les œuvres à considérer avant de former un jugement. Or trop de matière, d’œuvres et de gens à prendre en considération. Cf. la publication dans des revues : multiplication de petites revues = plus de chances d'être publié, sans pour autant avoir plus de chances d'acquérir une notoriété. </text:p>
      <text:p text:style-name="P5">Problème de la langue, notamment en littérature : réputations internationales excluent certaines cultures. </text:p>
      <text:p text:style-name="P5">Réputations qui reposent sur les qualités perçues des œuvres → mais ne les reflètent pas automatiquement, supposerait que l'on puisse les repérer à coup sûr. </text:p>
      <text:p text:style-name="P5"/>
      <text:list xml:id="list30474938" text:continue-numbering="true" text:style-name="L1">
        <text:list-item>
          <text:p text:style-name="P4">Qu'est-ce qui dure ?</text:p>
        </text:list-item>
      </text:list>
      <text:p text:style-name="P5">Comment distinguer les œuvres exceptionnelles des œuvres ordinaires ? Certaines œuvres exprimeraient mieux des émotions → on pourrait établir des critères du grand art en retenant les meilleurs exemples et en discernant ce qu'ils ont en commun (cf. Aristote, <text:span text:style-name="T1">La poétique</text:span>). Mais meilleures œuvres = ? → on invoque souvent le « chacun sait ». Mais en fait, formé sur la permanence de l'estime → la durée est affaire de réputation. Les réputations durent quand elles proviennent d'un consensus. </text:p>
      <text:p text:style-name="P5">Cherche les universaux culturels : convergence universelle vers certaines œuvres s'expliquerait pas un aspect fondamental de l'expérience humaine, autonome par rapport à la culture ? (ex : Shakespeare). </text:p>
      <text:p text:style-name="P5">Sociologie de l'art et des réputations = examiner la portée des analyses qui inscrivent l'art dans les préoccupations sociales et pensent pouvoir révéler la culture dont il procède. Durée ne vient pas seulement d'une estime universelle, mais aussi d'une importance historique, indépendante des variations de goût → histoire comme autorité. </text:p>
      <text:p text:style-name="P5">Qui est exclu des mécanismes de la réputation ? Sélection constante dans les mondes de l'art : professionnels intégrés considérés, parfois aussi des francs-tireurs (indépendants). Mais les artistes naïfs (art trop personnel) et populaires (art qui parle au grand nombre, mais sans profondeur) sont exclus. Réévaluations constantes : catégorie « art » est contingente. </text:p>
      <text:p text:style-name="P5"/>
      <text:list xml:id="list30473847" text:continue-numbering="true" text:style-name="L1">
        <text:list-item>
          <text:p text:style-name="P4">L'art et la société</text:p>
        </text:list-item>
      </text:list>
      <text:p text:style-name="P5">Etudier les réseaux de gens qui coopèrent à la production d'une œuvre : action facilitée par les conventions, qui permettent d'économiser temps, efforts et ressources (cf. Durkheim sur les contrats dans les échanges économiques), qui peuvent changer avec invention de nouveaux modes d'action collective. « L'art est social en ce qu'il est créé par des réseaux de personnes qui agissent ensemble ». → « Le monde de l'art reflète la société dans son ensemb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ette Douillet</meta:initial-creator>
    <meta:creation-date>2021-02-10T15:49:16.31</meta:creation-date>
    <dc:date>2021-02-11T10:23:57.92</dc:date>
    <dc:creator>Juliette Douillet</dc:creator>
    <meta:editing-duration>PT38M38S</meta:editing-duration>
    <meta:editing-cycles>5</meta:editing-cycles>
    <meta:generator>OpenOffice/4.1.8$Win32 OpenOffice.org_project/418m3$Build-9803</meta:generator>
    <meta:document-statistic meta:table-count="0" meta:image-count="0" meta:object-count="0" meta:page-count="2" meta:paragraph-count="33" meta:word-count="960" meta:character-count="6223"/>
  </office:meta>
</office:document-meta>
</file>